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 text:c="34"/>面向现代网络的数据库</text:p>
      <text:p text:style-name="Standard"/>
      <text:p text:style-name="Standard">概述:</text:p>
      <text:p text:style-name="Standard"><text:tab/>这一章中主要讲述的内容</text:p>
      <text:p text:style-name="Standard"><text:tab/>MongoDB的历史,设计目标以及关键特征</text:p>
      <text:p text:style-name="Standard"><text:tab/>其shell和drivers的简要介绍</text:p>
      <text:p text:style-name="Standard"><text:tab/>应用场景和使用限制</text:p>
      <text:p text:style-name="Standard"/>
      <text:p text:style-name="Standard"><text:s text:c="4"/>如果近年来你创建过web应用,你很可能使用过关系型数据库来作为主要的数据存储方式,而且它也很可能表现的很好.大多数开发者都很熟悉SQL,绝大多数人都认同这种数据模型的规范性,必要性和安全性.即使你不喜欢直接使用关系型数据库,我们还可以使用一些管理工具,来帮助减轻这种复杂性.显而易见,关系型数据库是成熟的而且被广泛使用的.但是如果想让开发者改变现有的数据储存方式,就会有各种各样的关于新技术的疑问被提出.新的数据存储方式能够完全取代关系型数据库么?有那些人正在使用它们,这些人为什么要选择这种技术呢?迁移到非关系型数据库的成本有多大?关于这些疑问的回答,其实同这个问题的答案是一样的:开发者为什么会对MongoDB改兴趣呢?</text:p>
      <text:p text:style-name="Standard"><text:s text:c="4"/>MongoDB是一种针对网络应用程序而设计的数据库管理系统.它的数据模型和持久化策略能够支持高读写并发量,并且极易自动化扩展.无论你的应用程序需要一个节点还是几十个节点,MongoDB都可以表现的突出.如果你有过扩展关系型数据库的痛苦经历,这或许对你是一个好消息.但并不是每个人都需要去扩展自己的服务器,也许你的应用只需要单独的一台服务器就已经足够了.那我们为什么还要使用MongoDB呢?</text:p>
      <text:p text:style-name="Standard"><text:s text:c="4"/>MongoDB吸引人的地方并不在于它易于扩展,更多的在于它灵活的数据结构.基于文档的数据模型代表形式丰富,层级化的数据结构,也就是说,它不必像关系型数据库那样处理一些多表联查似的复杂操作.例如,假设你正在为一个电子商务产品进行设计,如果使用的是规范化的传统关系型数据库,产品信息很可能被分割并存储在多个表格中.当我们想要通过数据库终端工具获取产品概况,我们就需要写一个极为复杂的SQL,其中带有多个join.因此,大多数开发人员都很需要另外一套工具来聚合这些有意义的数据信息.</text:p>
      <text:p text:style-name="Standard"><text:s text:c="4"/>相反,基于文档型的数据模型,可以将大部分产品信息用一个单一的文档来存储.当你运行MongoDB的Javascript Shell,你就可以很轻松从数据库中存储的类JSON形式的数据结构中,得到这个产品的概况信息,MongoDB的查询专门针对这些结构化的文档而设计,那些习惯于关系型数据库的用户转向MongoDB时,一定会对此感觉亲切.此外,大多数开发者都是使用面向对象的语言进行开发,他们也希望数据可以以对象的形式进行存储.在MongoDB中,我们可以直接操作这些对象,而不必像在关系型数据库中那样将对象进行序列化或者其他转化.</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2" svg:font-family="'DejaVu Sans'" style:font-family-generic="swiss"/>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WenQuanYi Zen Hei"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DejaVu Sans" fo:font-size="14pt" style:font-name-asian="WenQuanYi Zen Hei"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2"/>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30T11:21:37</meta:creation-date>
    <meta:generator>LibreOffice/3.5$Linux_X86_64 LibreOffice_project/350m1$Build-2</meta:generator>
    <dc:date>2013-03-17T23:30:56</dc:date>
    <meta:editing-duration>PT14H12M58S</meta:editing-duration>
    <meta:editing-cycles>18</meta:editing-cycles>
    <meta:document-statistic meta:table-count="0" meta:image-count="0" meta:object-count="0" meta:page-count="1" meta:paragraph-count="10" meta:word-count="51" meta:character-count="1136" meta:non-whitespace-character-count="1131"/>
  </office:meta>
</office:document-meta>
</file>